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4d70" officeooo:paragraph-rsid="00064d70"/>
    </style:style>
    <style:style style:name="P2" style:family="paragraph" style:parent-style-name="Standard" style:list-style-name="L1">
      <style:text-properties officeooo:rsid="00064d70" officeooo:paragraph-rsid="00064d70"/>
    </style:style>
    <style:style style:name="P3" style:family="paragraph" style:parent-style-name="Standard">
      <style:text-properties fo:font-weight="bold" officeooo:rsid="00064d70" officeooo:paragraph-rsid="00064d70" style:font-weight-asian="bold" style:font-weight-complex="bold"/>
    </style:style>
    <style:style style:name="T1" style:family="text">
      <style:text-properties officeooo:rsid="0007de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pers </text:span>Accepted:</text:p>
      <text:p text:style-name="P1"/>
      <text:list xml:id="list1115452777" text:style-name="L1">
        <text:list-item>
          <text:p text:style-name="P2">G Schermann, D Schöni, P Leitner, and HC Gall, Bifrost: Supporting continuous deployment with automated enactment of multi-phase live testing strategies, 17th Int. Middleware Conf. ACM, Trento, Italy, 2016, pp. 12:1–12:14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3:16:57.751050444</meta:creation-date>
    <dc:date>2022-11-16T10:41:36.815535052</dc:date>
    <meta:editing-duration>PT1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5" meta:character-count="240" meta:non-whitespace-character-count="208"/>
  </office:meta>
</office:document-meta>
</file>